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to pivot into project, product, and program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 • <text:a xlink:type="simple" xlink:href="https://github.com/skyzyx/resume/raw/master/resumes/ryanparman-tpm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Dynamic 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Authored/edited over 1,800 <text:a xlink:type="simple" xlink:href="https://www.atlassian.com/software/confluence" office:name=""><text:span text:style-name="Definition">Confluence</text:span></text:a> documents with the goal of reducing <text:span text:style-name="T2">tribal knowledge</text:span>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account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7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2">
        <text:list-item>
          <text:p text:style-name="P15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5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5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5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5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5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3">
        <text:list-item>
          <text:p text:style-name="P16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6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6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6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skills I leveraged in the roles above which are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coordination, documentation, kanban, organization, platforms, project management, risk mitigation, roadmap management, scrum, stakeholder management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0:03:27Z</meta:creation-date>
    <dc:date>2025-02-01T00:03:27Z</dc:date>
  </office:meta>
</office:document-meta>
</file>